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8233AB953A733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5e8" officeooo:paragraph-rsid="0008d5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19cm, 16.411cm, 4.062cm, 16.61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3.63cm" svg:y="0.164cm" svg:width="9.908cm" svg:height="13.46cm" draw:z-index="0" draw:transform="translate (-8.584cm -6.894cm) rotate (1.5707963267949) translate (8.584cm 6.894cm)"><draw:image xlink:href="Pictures/1000000000000640000003848233AB953A73330C.png" xlink:type="simple" xlink:show="embed" xlink:actuate="onLoad" loext:mime-type="image/png"/></draw:frame></text:p>
      <text:p text:style-name="P1">CONTADOR BOLEITA - IP-192.168.1.13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5:00:15.420534933</meta:creation-date>
    <dc:date>2021-08-25T15:24:01.294509871</dc:date>
    <meta:editing-duration>PT13M35S</meta:editing-duration>
    <meta:editing-cycles>1</meta:editing-cycles>
    <meta:document-statistic meta:table-count="0" meta:image-count="1" meta:object-count="0" meta:page-count="1" meta:paragraph-count="1" meta:word-count="4" meta:character-count="35" meta:non-whitespace-character-count="32"/>
    <meta:generator>LibreOffice/6.4.7.2$Linux_X86_64 LibreOffice_project/40$Build-2</meta:generator>
  </office:meta>
</office:document-meta>
</file>